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14_17-54-22_000.jpg</text:p>
          </table:table-cell>
          <table:table-cell table:style-name="ce25" office:value-type="string">
            <text:p>:m RES 1*1 / free# JVEMV6 65#7.1_1 / 65. philosophy / 7. pos / 1. 誤謬 / w:詭弁；瑕疵；議論学；帰納的主張；,other=e.g.+;e.g.+;s-2.1;</text:p>
          </table:table-cell>
          <table:table-cell table:style-name="ce4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4" table:formula="of:=IF([.E2]=&quot;&quot;;[.C2];CONCATENATE([.C2];&quot; / &quot;;[.E2]))" office:value-type="string" office:string-value=":m RES 1*1 / free# JVEMV6 65#7.1_1 / 65. philosophy / 7. pos / 1. 誤謬 / w:詭弁；瑕疵；議論学；帰納的主張；,other=e.g.+;e.g.+;s-2.1;">
            <text:p>:m RES 1*1 / free# JVEMV6 65#7.1_1 / 65. philosophy / 7. pos / 1. 誤謬 / w:詭弁；瑕疵；議論学；帰納的主張；,other=e.g.+;e.g.+;s-2.1;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14_20-07-52_000.jpg</text:p>
          </table:table-cell>
          <table:table-cell table:style-name="ce19" office:value-type="string">
            <text:p>:bookmemo / 読んだ本 / 『自分でできる対人関係療法』 / 著者=水島広子 / 途中　ここまで</text:p>
          </table:table-cell>
          <table:table-cell table:style-name="ce4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3]=&quot;&quot;;[.C3];CONCATENATE([.C3];&quot; / &quot;;[.E3]))" office:value-type="string" office:string-value=":bookmemo / 読んだ本 / 『自分でできる対人関係療法』 / 著者=水島広子 / 途中　ここまで">
            <text:p>:bookmemo / 読んだ本 / 『自分でできる対人関係療法』 / 著者=水島広子 / 途中　ここまで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4_20-08-06_000.jpg</text:p>
          </table:table-cell>
          <table:table-cell table:style-name="ce19" office:value-type="string">
            <text:p>:bookmemo / 読んだ本 / 『自分でできる対人関係療法』 / 著者=水島広子 / 途中</text:p>
          </table:table-cell>
          <table:table-cell table:style-name="ce17"/>
          <table:table-cell table:style-name="ce4"/>
          <table:table-cell table:style-name="ce4" office:value-type="string">
            <text:p>N-35-35-28.422546 E-139-34-49.489746</text:p>
          </table:table-cell>
          <table:table-cell table:style-name="ce34" table:formula="of:=IF([.E4]=&quot;&quot;;[.C4];CONCATENATE([.C4];&quot; / &quot;;[.E4]))" office:value-type="string" office:string-value=":bookmemo / 読んだ本 / 『自分でできる対人関係療法』 / 著者=水島広子 / 途中">
            <text:p>:bookmemo / 読んだ本 / 『自分でできる対人関係療法』 / 著者=水島広子 / 途中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4_20-56-00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04943 E-139-34-49.105224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4_23-28-24_000.jpg</text:p>
          </table:table-cell>
          <table:table-cell table:style-name="ce18" office:value-type="string">
            <text:p>:m 記録 / 身体 / ケガ / loc=左手：甲,cause=切り傷,loc-incident=台所：焼酎漬け用の瓶を洗っていた,id=20201214_152224,phase=傷口の様子</text:p>
          </table:table-cell>
          <table:table-cell table:style-name="ce16"/>
          <table:table-cell table:style-name="ce4"/>
          <table:table-cell table:style-name="ce4" office:value-type="string">
            <text:p>N-35-35-28.450012 E-139-34-49.544677</text:p>
          </table:table-cell>
          <table:table-cell table:style-name="ce34" table:formula="of:=IF([.E6]=&quot;&quot;;[.C6];CONCATENATE([.C6];&quot; / &quot;;[.E6]))" office:value-type="string" office:string-value=":m 記録 / 身体 / ケガ / loc=左手：甲,cause=切り傷,loc-incident=台所：焼酎漬け用の瓶を洗っていた,id=20201214_152224,phase=傷口の様子">
            <text:p>:m 記録 / 身体 / ケガ / loc=左手：甲,cause=切り傷,loc-incident=台所：焼酎漬け用の瓶を洗っていた,id=20201214_152224,phase=傷口の様子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14_23-33-03_000.jpg</text:p>
          </table:table-cell>
          <table:table-cell table:style-name="ce16" office:value-type="string">
            <text:p>:m 記録 / 身体 / ケガ / loc=左手：甲,cause=切り傷,loc-incident=台所：焼酎漬け用の瓶を洗っていた,id=20201214_152224,phase=テープを貼ったところ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7]=&quot;&quot;;[.C7];CONCATENATE([.C7];&quot; / &quot;;[.E7]))" office:value-type="string" office:string-value=":m 記録 / 身体 / ケガ / loc=左手：甲,cause=切り傷,loc-incident=台所：焼酎漬け用の瓶を洗っていた,id=20201214_152224,phase=テープを貼ったところ">
            <text:p>:m 記録 / 身体 / ケガ / loc=左手：甲,cause=切り傷,loc-incident=台所：焼酎漬け用の瓶を洗っていた,id=20201214_152224,phase=テープを貼ったとこ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15_00-42-38_000.jpg</text:p>
          </table:table-cell>
          <table:table-cell table:style-name="ce16" office:value-type="string">
            <text:p>:PHOTO 記録 / 経過記録；作ったもの / food=焼酎漬け / material=ローズマリー:???；liquor=麦焼酎:100ml,time=1212??-0016,container=silver-cap-large</text:p>
          </table:table-cell>
          <table:table-cell table:style-name="ce17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ローズマリー:???；liquor=麦焼酎:100ml,time=1212??-0016,container=silver-cap-large">
            <text:p>:PHOTO 記録 / 経過記録；作ったもの / food=焼酎漬け / material=ローズマリー:???；liquor=麦焼酎:100ml,time=1212??-0016,container=silver-cap-large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15_00-42-50_000.jpg</text:p>
          </table:table-cell>
          <table:table-cell table:style-name="ce19" office:value-type="string">
            <text:p>:PHOTO 記録 / 経過記録；作ったもの / food=焼酎漬け / material=えごま；liquor=麦焼酎,time=1212-0024,container=green-cap</text:p>
          </table:table-cell>
          <table:table-cell table:style-name="ce18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えごま；liquor=麦焼酎,time=1212-0024,container=green-cap">
            <text:p>:PHOTO 記録 / 経過記録；作ったもの / food=焼酎漬け / material=えごま；liquor=麦焼酎,time=1212-002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15_03-35-35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4"/>
          <table:table-cell table:style-name="ce4" office:value-type="string">
            <text:p>N-35-35-28.436279 E-139-34-49.434814</text:p>
          </table:table-cell>
          <table:table-cell table:style-name="ce34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15_03-35-43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436279 E-139-34-49.434814</text:p>
          </table:table-cell>
          <table:table-cell table:style-name="ce34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15_03-36-14_000.jpg</text:p>
          </table:table-cell>
          <table:table-cell table:style-name="ce18" office:value-type="string">
            <text:p>:PHOTO 記録 / 文書 / 時刻：マッサージ終了～寝る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PHOTO 記録 / 文書 / 時刻：マッサージ終了～寝る">
            <text:p>:PHOTO 記録 / 文書 / 時刻：マッサージ終了～寝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15_10-16-43_000.jpg</text:p>
          </table:table-cell>
          <table:table-cell table:style-name="ce19" office:value-type="string">
            <text:p>:m 1*1 RES / free# JVEMV6 46#6.1_2 / 46. art / 6. va / 1. sketch / theme=手：箸を持つ / N+</text:p>
          </table:table-cell>
          <table:table-cell table:style-name="ce17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13]=&quot;&quot;;[.C13];CONCATENATE([.C13];&quot; / &quot;;[.E13]))" office:value-type="string" office:string-value=":m 1*1 RES / free# JVEMV6 46#6.1_2 / 46. art / 6. va / 1. sketch / theme=手：箸を持つ / N+">
            <text:p>:m 1*1 RES / free# JVEMV6 46#6.1_2 / 46. art / 6. va / 1. sketch / theme=手：箸を持つ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15_10-17-03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408813 E-139-34-49.434814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15_10-18-06_000.jpg</text:p>
          </table:table-cell>
          <table:table-cell table:style-name="ce16" office:value-type="string">
            <text:p>:m 記録 / 身体 / 全身像 / 顔 / 様子 / time=朝；occasion=朝の体操をするとき；起きた時間を記録するために時計を撮影したあと</text:p>
          </table:table-cell>
          <table:table-cell table:style-name="ce16"/>
          <table:table-cell table:style-name="ce4"/>
          <table:table-cell table:style-name="ce4" office:value-type="string">
            <text:p>N-35-35-28.49121 E-139-34-48.940429</text:p>
          </table:table-cell>
          <table:table-cell table:style-name="ce34" table:formula="of:=IF([.E15]=&quot;&quot;;[.C15];CONCATENATE([.C15];&quot; / &quot;;[.E15]))" office:value-type="string" office:string-value=":m 記録 / 身体 / 全身像 / 顔 / 様子 / time=朝；occasion=朝の体操をするとき；起きた時間を記録するために時計を撮影したあと">
            <text:p>:m 記録 / 身体 / 全身像 / 顔 / 様子 / time=朝；occasion=朝の体操をするとき；起きた時間を記録するために時計を撮影したあと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5_10-00-18_000.mid</text:p>
          </table:table-cell>
          <table:table-cell table:style-name="ce19" office:value-type="string">
            <text:p>:in-mid / app=perfect-piano / 演奏、play / id-2020-1215-1 / category=melody,inst=~,for=~,genre=~</text:p>
          </table:table-cell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in-mid / app=perfect-piano / 演奏、play / id-2020-1215-1 / category=melody,inst=~,for=~,genre=~">
            <text:p>:in-mid / app=perfect-piano / 演奏、play / id-2020-1215-1 / category=melody,inst=~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2020/12/15</text:date>, <text:time>11:5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15T11:55:16.95</dc:date>
    <dc:creator>iwabuchi ken</dc:creator>
    <meta:editing-duration>P29DT8H48M48S</meta:editing-duration>
    <meta:editing-cycles>10905</meta:editing-cycles>
    <meta:document-statistic meta:table-count="1" meta:cell-count="460" meta:object-count="0"/>
  </office:meta>
</office:document-meta>
</file>